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62cm" table:align="right"/>
    </style:style>
    <style:style style:name="Tableau1.A" style:family="table-column">
      <style:table-column-properties style:column-width="9.155cm"/>
    </style:style>
    <style:style style:name="Tableau1.B" style:family="table-column">
      <style:table-column-properties style:column-width="1.958cm"/>
    </style:style>
    <style:style style:name="Tableau1.C" style:family="table-column">
      <style:table-column-properties style:column-width="3.228cm"/>
    </style:style>
    <style:style style:name="Tableau1.D" style:family="table-column">
      <style:table-column-properties style:column-width="2.621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Table_20_Contents">
      <style:paragraph-properties fo:orphans="2" fo:widows="2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800000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9">
      <style:paragraph-properties fo:text-align="start" style:justify-single-word="false"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 fo:orphans="2" fo:widows="2"/>
      <style:text-properties fo:font-variant="normal" fo:text-transform="none" fo:color="#8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8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8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orphans="2" fo:widows="2"/>
    </style:style>
    <style:style style:name="P11" style:family="paragraph" style:parent-style-name="Standard" style:list-style-name="L10">
      <style:paragraph-properties fo:margin-top="0cm" fo:margin-bottom="0.353cm" fo:line-height="100%" style:text-autospace="none"/>
      <style:text-properties style:use-window-font-color="true" style:font-name="Times New Roman1" fo:font-size="12pt" fo:language="zxx" fo:country="none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top="0cm" fo:margin-bottom="0.353cm" fo:line-height="100%" style:text-autospace="none"/>
      <style:text-properties style:use-window-font-color="true" style:font-name="Times New Roman1" fo:font-size="12pt" fo:language="zxx" fo:country="none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Table_20_Contents">
      <style:paragraph-properties fo:orphans="2" fo:widows="2"/>
    </style:style>
    <style:style style:name="P14" style:family="paragraph" style:parent-style-name="Table_20_Contents" style:list-style-name="L1">
      <style:paragraph-properties fo:orphans="2" fo:widows="2"/>
    </style:style>
    <style:style style:name="P15" style:family="paragraph" style:parent-style-name="Table_20_Contents" style:list-style-name="L2">
      <style:paragraph-properties fo:orphans="2" fo:widows="2"/>
    </style:style>
    <style:style style:name="P16" style:family="paragraph" style:parent-style-name="Table_20_Contents" style:list-style-name="L3">
      <style:paragraph-properties fo:orphans="2" fo:widows="2"/>
    </style:style>
    <style:style style:name="P17" style:family="paragraph" style:parent-style-name="Table_20_Contents" style:list-style-name="L5">
      <style:paragraph-properties fo:orphans="2" fo:widows="2"/>
    </style:style>
    <style:style style:name="P18" style:family="paragraph" style:parent-style-name="Table_20_Contents" style:list-style-name="L6">
      <style:paragraph-properties fo:orphans="2" fo:widows="2"/>
    </style:style>
    <style:style style:name="P19" style:family="paragraph" style:parent-style-name="Table_20_Contents" style:list-style-name="L7">
      <style:paragraph-properties fo:orphans="2" fo:widows="2"/>
    </style:style>
    <style:style style:name="P20" style:family="paragraph" style:parent-style-name="Table_20_Contents" style:list-style-name="L8">
      <style:paragraph-properties fo:orphans="2" fo:widows="2"/>
    </style:style>
    <style:style style:name="P21" style:family="paragraph" style:parent-style-name="Table_20_Contents" style:list-style-name="L1">
      <style:paragraph-properties fo:orphans="2" fo:widows="2"/>
      <style:text-properties fo:font-size="13pt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3" style:family="paragraph" style:parent-style-name="Table_20_Contents">
      <style:paragraph-properties fo:text-align="center" style:justify-single-word="false" fo:orphans="2" fo:widows="2"/>
      <style:text-properties fo:font-size="13pt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000000" style:font-name="Times New Roman" fo:letter-spacing="normal" fo:font-style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font-size="13pt" fo:letter-spacing="normal" fo:font-style="normal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800000" style:font-name="Times New Roman" fo:letter-spacing="normal" fo:font-style="normal"/>
    </style:style>
    <style:style style:name="T9" style:family="text">
      <style:text-properties fo:font-variant="normal" fo:text-transform="none" fo:color="#800000" style:font-name="Times New Roman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8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800000" style:font-name="Times New Roman" fo:font-size="13pt" fo:letter-spacing="normal" fo:language="zxx" fo:country="none" fo:font-style="normal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2" style:family="text">
      <style:text-properties fo:font-variant="normal" fo:text-transform="none" fo:color="#800000" style:font-name="Times New Roman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fo:color="#8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8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000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"Users stories" par fonctionnalité:</text:span><text:span text:style-name="T15"><text:line-break/></text:span></text:p>
      <text:p text:style-name="P2"><text:span text:style-name="T3"><text:tab/></text:span><text:span text:style-name="T12">1- Inscription:</text:span></text:p>
      <text:list xml:id="list5549534853963243839" text:style-name="L1">
        <text:list-item>
          <text:p text:style-name="P14"><text:span text:style-name="T1">En tant que client </text:span><text:span text:style-name="T2">je souhaite pouvoir</text:span><text:span text:style-name="T1"> m'inscrire via le formulaire d'inscription </text:span><text:span text:style-name="T2">afin</text:span><text:span text:style-name="T1"> de <text:s/>m'authentifier sur mon espace de travail.</text:span></text:p>
        </text:list-item>
        <text:list-item>
          <text:p text:style-name="P21"><text:span text:style-name="T4">En Tant qu'administrateur </text:span><text:span text:style-name="T5">je souhaite pouvoir</text:span><text:span text:style-name="T4"> valider une inscription via un mail de confirmation </text:span><text:span text:style-name="T5">afin</text:span><text:span text:style-name="T4"> de sécuriser l'accés pour le client.</text:span></text:p>
        </text:list-item>
      </text:list>
      <text:p text:style-name="P25"/>
      <text:p text:style-name="P2"><text:span text:style-name="T3"><text:tab/></text:span><text:span text:style-name="T12">2- Connexion:</text:span></text:p>
      <text:list xml:id="list8282826034485048070" text:style-name="L2">
        <text:list-item>
          <text:p text:style-name="P15"><text:span text:style-name="T1">En tant que client </text:span><text:span text:style-name="T2">je souhaite pouvoir</text:span><text:span text:style-name="T1"> m'authentifier avec mon login et mot de passe </text:span><text:span text:style-name="T2">afin</text:span><text:span text:style-name="T1"> de me connecter sur l'application.</text:span></text:p>
        </text:list-item>
        <text:list-item>
          <text:p text:style-name="P15"><text:span text:style-name="T1">En tant qu'administrateur </text:span><text:span text:style-name="T2">je souhaite pouvoir</text:span><text:span text:style-name="T1"> m'identifier comme admin de EmpirApp </text:span><text:span text:style-name="T2">afin</text:span><text:span text:style-name="T1"> d'en tenir de la gesion.</text:span></text:p>
        </text:list-item>
      </text:list>
      <text:p text:style-name="P25"/>
      <text:p text:style-name="P2"><text:span text:style-name="T3"><text:tab/></text:span><text:span text:style-name="T12">3- Suppression de compte:</text:span></text:p>
      <text:list xml:id="list8128849814371590891" text:style-name="L3">
        <text:list-item>
          <text:p text:style-name="P16"><text:span text:style-name="T1">En tant que client </text:span><text:span text:style-name="T2">je veux pouvoir</text:span><text:span text:style-name="T1"> supprimer mon compte sur EmpirApp en appuiyant sur "supprimer" </text:span><text:span text:style-name="T2">afin</text:span><text:span text:style-name="T1"> de garantir la confidentialité de mes informations personnelles.</text:span></text:p>
        </text:list-item>
        <text:list-item>
          <text:p text:style-name="P16"><text:span text:style-name="T1">En tant qu'administrateur </text:span><text:span text:style-name="T2">je souhaite pouvoir</text:span><text:span text:style-name="T1"> supprimer n'importe quel compte sans que les autre utilisateur soient impactés </text:span><text:span text:style-name="T2">afin</text:span><text:span text:style-name="T1"> de purger la base et sécurisé les espaces de travail,</text:span></text:p>
        </text:list-item>
      </text:list>
      <text:p text:style-name="P25"/>
      <text:p text:style-name="P13"><text:span text:style-name="T2"><text:tab/></text:span><text:span text:style-name="T14">4</text:span><text:span text:style-name="T13">- Gestion des comptes:</text:span></text:p>
      <text:list xml:id="list4666306641702653873" text:style-name="L5">
        <text:list-item>
          <text:p text:style-name="P17"><text:span text:style-name="T1">En tant qu'administratur </text:span><text:span text:style-name="T2">je souhaite pouvoir</text:span><text:span text:style-name="T1"> consulter et modifier des comptes client </text:span><text:span text:style-name="T2">afin</text:span><text:span text:style-name="T1"> de garantir la sécurité de l'application.</text:span></text:p>
        </text:list-item>
      </text:list>
      <text:p text:style-name="P25"/>
      <text:p text:style-name="P13"><text:span text:style-name="T3"><text:tab/></text:span><text:span text:style-name="T14">5- C</text:span><text:span text:style-name="T13">réation d'application:</text:span></text:p>
      <text:list xml:id="list2529496392345722971" text:style-name="L6">
        <text:list-item>
          <text:p text:style-name="P18"><text:span text:style-name="T1">En tant que client </text:span><text:span text:style-name="T2">je souhaite pouvoir</text:span><text:span text:style-name="T1"> creer des applications sur mon espace personnelle via le drag and drop </text:span><text:span text:style-name="T2">afin</text:span><text:span text:style-name="T1"> que ça soit fluid et ludique.</text:span></text:p>
        </text:list-item>
      </text:list>
      <text:p text:style-name="P25"/>
      <text:p text:style-name="P13"><text:span text:style-name="T3"><text:tab/></text:span><text:span text:style-name="T14">6- Génération d'application:</text:span></text:p>
      <text:list xml:id="list955549902770270275" text:style-name="L7">
        <text:list-item>
          <text:p text:style-name="P19"><text:span text:style-name="T1">En tant que client je souhaite pourvoir générer mes application en appuiyant seulement sur le boutton "Générer" </text:span><text:span text:style-name="T2">afin</text:span><text:span text:style-name="T1"> que ça soit simple.</text:span></text:p>
        </text:list-item>
      </text:list>
      <text:p text:style-name="P25"/>
      <text:p text:style-name="P13"><text:span text:style-name="T3"><text:tab/></text:span><text:span text:style-name="T14">7</text:span><text:span text:style-name="T12">- </text:span><text:span text:style-name="T13">Gérer un projet de création:</text:span></text:p>
      <text:list xml:id="list3930483885855254674" text:style-name="L8">
        <text:list-item>
          <text:p text:style-name="P20"><text:span text:style-name="T1">En tant que client </text:span><text:span text:style-name="T2">je souhaite pouvoir</text:span><text:span text:style-name="T1"> consulter, modifier, suprimer un projet de mon choix dans mon espace de travail sans altérer le fonctionnement des autres projets.</text:span></text:p>
        </text:list-item>
      </text:list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/>
      <text:p text:style-name="P9">Ordre des priorités (Selon l'apreciation de la Scrum Team):</text:p>
      <text:list xml:id="list6798081515164476049" text:style-name="L9">
        <text:list-item>
          <text:p text:style-name="P6">Le comportement de l'utilisateur sur Empire App est de priorité superieur.</text:p>
        </text:list-item>
        <text:list-item>
          <text:p text:style-name="P6">Le comportement de l'admin sur Empire App est de priorité inferieur sauf pour les question de sécurité et d'optimisation.</text:p>
        </text:list-item>
      </text:list>
      <text:p text:style-name="P7"/>
      <text:p text:style-name="P9">Calcule de l'effort ou charge:</text:p>
      <text:p text:style-name="P5">On fixe l'indice de la premiere Velocité à:</text:p>
      <text:p text:style-name="P5">1 point d'effort = 1jour/homme.</text:p>
      <text:p text:style-name="P5"/>
      <text:p text:style-name="P8">Evaluation qualitative du risque:</text:p>
      <text:p text:style-name="P8"/>
      <text:list xml:id="list9117080862431981934" text:style-name="L10">
        <text:list-item>
          <text:p text:style-name="P11">En fonction de la gravite (<text:span text:style-name="T17">g</text:span>) ==&gt; selon l'apreciation du developpeur.</text:p>
          <text:p text:style-name="P11"><text:span text:style-name="T16">(G) va de 1 à 10</text:span> – 1 represente le cas le plus grave.</text:p>
          <text:p text:style-name="P11"><text:span text:style-name="T16">(F) represente la frequence par jour,</text:span> soit dans notre étude, 50 utilisateurs par jour.</text:p>
          <text:p text:style-name="P11"><text:span text:style-name="T16">(ND) va de 0 à 10</text:span> ou 0 represente le cas 100% détéctable.</text:p>
        </text:list-item>
        <text:list-item>
          <text:p text:style-name="P11">Frequences ou occurences (<text:span text:style-name="T17">f</text:span>) ==&gt; nbr de fois utiliser dans l'appli.</text:p>
        </text:list-item>
        <text:list-item>
          <text:p text:style-name="P11">La non detectabilité (<text:span text:style-name="T17">nd</text:span>) ==&gt; a quel point la non detectabilité de la fonction.</text:p>
        </text:list-item>
      </text:list>
      <text:p text:style-name="P12"><text:tab/><text:span text:style-name="T17">IPR</text:span> (Indice de priorité du risque) = <text:span text:style-name="T17">g*f*nd</text:span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acklog Produit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Story</text:p>
          </table:table-cell>
          <table:table-cell table:style-name="Tableau1.A1" office:value-type="string">
            <text:p text:style-name="P3">Priorité</text:p>
          </table:table-cell>
          <table:table-cell table:style-name="Tableau1.A1" office:value-type="string">
            <text:p text:style-name="P3">Effort ou charge</text:p>
          </table:table-cell>
          <table:table-cell table:style-name="Tableau1.D1" office:value-type="string">
            <text:p text:style-name="P3">Risque</text:p>
          </table:table-cell>
        </table:table-row>
        <table:table-row>
          <table:table-cell table:style-name="Tableau1.A2" office:value-type="string">
            <text:p text:style-name="P23"><text:span text:style-name="T4">En tant que client </text:span><text:span text:style-name="T5">je souhaite pouvoir</text:span><text:span text:style-name="T4"> m'inscrire via le formulaire d'inscription </text:span><text:span text:style-name="T5">afin</text:span><text:span text:style-name="T4"> de <text:s/>m'authentifier sur mon espace de travail.</text:span></text:p>
          </table:table-cell>
          <table:table-cell table:style-name="Tableau1.B2" office:value-type="float" office:value="1">
            <text:p text:style-name="P24">1</text:p>
          </table:table-cell>
          <table:table-cell table:style-name="Tableau1.A2" office:value-type="string">
            <text:p text:style-name="P22"><text:span text:style-name="T16">4 points</text:span> (4jours/homme)</text:p>
          </table:table-cell>
          <table:table-cell table:style-name="Tableau1.D2" office:value-type="string">
            <text:p text:style-name="P22">G: 1</text:p>
            <text:p text:style-name="P22">f: 50/jour</text:p>
            <text:p text:style-name="P22">nd: 4</text:p>
            <text:p text:style-name="P24">IRP: 200</text:p>
          </table:table-cell>
        </table:table-row>
        <table:table-row>
          <table:table-cell table:style-name="Tableau1.A2" office:value-type="string">
            <text:p text:style-name="P23"><text:span text:style-name="T4">En Tant qu'administrateur </text:span><text:span text:style-name="T5">je souhaite pouvoir</text:span><text:span text:style-name="T4"> valider une inscription via un mail de confirmation </text:span><text:span text:style-name="T5">afin</text:span><text:span text:style-name="T4"> de sécuriser l'accés pour le client.</text:span></text:p>
          </table:table-cell>
          <table:table-cell table:style-name="Tableau1.B2" office:value-type="float" office:value="1">
            <text:p text:style-name="P24">1</text:p>
          </table:table-cell>
          <table:table-cell table:style-name="Tableau1.A2" office:value-type="string">
            <text:p text:style-name="P22"><text:span text:style-name="T16">3 points </text:span>(3jours/homme)</text:p>
          </table:table-cell>
          <table:table-cell table:style-name="Tableau1.D2" office:value-type="string">
            <text:p text:style-name="P22">G: 2</text:p>
            <text:p text:style-name="P22">f: 50/jour</text:p>
            <text:p text:style-name="P22">nd: 4</text:p>
            <text:p text:style-name="P24">IRP: 400</text:p>
          </table:table-cell>
        </table:table-row>
        <table:table-row>
          <table:table-cell table:style-name="Tableau1.A2" office:value-type="string">
            <text:p text:style-name="P23"><text:span text:style-name="T4">En tant que client </text:span><text:span text:style-name="T5">je souhaite pouvoir</text:span><text:span text:style-name="T4"> m'authentifier avec mon login et mot de passe </text:span><text:span text:style-name="T5">afin</text:span><text:span text:style-name="T4"> de me connecter sur l'application.</text:span></text:p>
          </table:table-cell>
          <table:table-cell table:style-name="Tableau1.B2" office:value-type="float" office:value="1">
            <text:p text:style-name="P24">1</text:p>
          </table:table-cell>
          <table:table-cell table:style-name="Tableau1.A2" office:value-type="string">
            <text:p text:style-name="P24">3 points</text:p>
            <text:p text:style-name="P22">(3 jours/homme)</text:p>
          </table:table-cell>
          <table:table-cell table:style-name="Tableau1.D2" office:value-type="string">
            <text:p text:style-name="P22">G: 1</text:p>
            <text:p text:style-name="P22">f: 500/jours</text:p>
            <text:p text:style-name="P22">nd: 7</text:p>
            <text:p text:style-name="P24">IRP: 3500</text:p>
          </table:table-cell>
        </table:table-row>
        <table:table-row>
          <table:table-cell table:style-name="Tableau1.A2" office:value-type="string">
            <text:p text:style-name="P23"><text:span text:style-name="T4">En tant qu'administrateur </text:span><text:span text:style-name="T5">je souhaite pouvoir</text:span><text:span text:style-name="T4"> m'identifier comme admin de EmpirApp </text:span><text:span text:style-name="T5">afin</text:span><text:span text:style-name="T4"> d'en tenir de la gesion.</text:span></text:p>
          </table:table-cell>
          <table:table-cell table:style-name="Tableau1.B2" office:value-type="float" office:value="2">
            <text:p text:style-name="P24">2</text:p>
          </table:table-cell>
          <table:table-cell table:style-name="Tableau1.A2" office:value-type="string">
            <text:p text:style-name="P24">2 points</text:p>
            <text:p text:style-name="P22">(2 jours/homme)</text:p>
          </table:table-cell>
          <table:table-cell table:style-name="Tableau1.D2" office:value-type="string">
            <text:p text:style-name="P22">G: 3</text:p>
            <text:p text:style-name="P22">f: 5</text:p>
            <text:p text:style-name="P22">nd: 0</text:p>
            <text:p text:style-name="P24">IRP: 0</text:p>
          </table:table-cell>
        </table:table-row>
        <table:table-row>
          <table:table-cell table:style-name="Tableau1.A2" office:value-type="string">
            <text:p text:style-name="P23"><text:span text:style-name="T4">En tant que client </text:span><text:span text:style-name="T5">je veux pouvoir</text:span><text:span text:style-name="T4"> supprimer mon compte sur EmpirApp en appuiyant sur "supprimer" </text:span><text:span text:style-name="T5">afin</text:span><text:span text:style-name="T4"> de garantir la confidentialité de mes informations personnelles.</text:span></text:p>
          </table:table-cell>
          <table:table-cell table:style-name="Tableau1.B2" office:value-type="float" office:value="2">
            <text:p text:style-name="P24">2</text:p>
          </table:table-cell>
          <table:table-cell table:style-name="Tableau1.A2" office:value-type="string">
            <text:p text:style-name="P24">1 point</text:p>
            <text:p text:style-name="P22">(1 jour/homme)</text:p>
          </table:table-cell>
          <table:table-cell table:style-name="Tableau1.D2" office:value-type="string">
            <text:p text:style-name="P22">G: 4</text:p>
            <text:p text:style-name="P22">f: 20/jour</text:p>
            <text:p text:style-name="P22">nd: 3</text:p>
            <text:p text:style-name="P24">IRP: 240</text:p>
          </table:table-cell>
        </table:table-row>
        <table:table-row>
          <table:table-cell table:style-name="Tableau1.A2" office:value-type="string">
            <text:p text:style-name="P23"><text:span text:style-name="T4">En tant qu'administrateur </text:span><text:span text:style-name="T5">je souhaite pouvoir</text:span><text:span text:style-name="T4"> supprimer n'importe quel compte sans que les autre utilisateur soient impactés </text:span><text:span text:style-name="T5">afin</text:span><text:span text:style-name="T4"> de purger la base et sécurisé les espaces de travail.</text:span></text:p>
          </table:table-cell>
          <table:table-cell table:style-name="Tableau1.B2" office:value-type="float" office:value="3">
            <text:p text:style-name="P24">3</text:p>
          </table:table-cell>
          <table:table-cell table:style-name="Tableau1.A2" office:value-type="string">
            <text:p text:style-name="P24">1 point</text:p>
            <text:p text:style-name="P22">(1 jour/homme)</text:p>
          </table:table-cell>
          <table:table-cell table:style-name="Tableau1.D2" office:value-type="string">
            <text:p text:style-name="P22">G: 3</text:p>
            <text:p text:style-name="P22">f: 50/jour</text:p>
            <text:p text:style-name="P22">nd: 0</text:p>
            <text:p text:style-name="P24">IRP: 0</text:p>
          </table:table-cell>
        </table:table-row>
        <table:table-row>
          <table:table-cell table:style-name="Tableau1.A2" office:value-type="string">
            <text:p text:style-name="P23"><text:span text:style-name="T4">En tant qu'administratur </text:span><text:span text:style-name="T5">je souhaite pouvoir</text:span><text:span text:style-name="T4"> consulter et modifier des comptes client </text:span><text:span text:style-name="T5">afin</text:span><text:span text:style-name="T4"> de garantir la sécurité de l'application.</text:span></text:p>
          </table:table-cell>
          <table:table-cell table:style-name="Tableau1.B2" office:value-type="float" office:value="2">
            <text:p text:style-name="P24">2</text:p>
          </table:table-cell>
          <table:table-cell table:style-name="Tableau1.A2" office:value-type="string">
            <text:p text:style-name="P24">4 points</text:p>
            <text:p text:style-name="P22">(4jours/homme)</text:p>
          </table:table-cell>
          <table:table-cell table:style-name="Tableau1.D2" office:value-type="string">
            <text:p text:style-name="P22">G: 2</text:p>
            <text:p text:style-name="P22">f: 5/jour</text:p>
            <text:p text:style-name="P22">nd: 0</text:p>
            <text:p text:style-name="P24">IRP: 0</text:p>
          </table:table-cell>
        </table:table-row>
        <table:table-row>
          <table:table-cell table:style-name="Tableau1.A2" office:value-type="string">
            <text:p text:style-name="P23"><text:span text:style-name="T4">En tant que client </text:span><text:span text:style-name="T5">je souhaite pouvoir</text:span><text:span text:style-name="T4"> creer des applications sur mon espace personnelle via le drag and drop </text:span><text:span text:style-name="T5">afin</text:span><text:span text:style-name="T4"> que ça soit fluid et ludique.</text:span></text:p>
          </table:table-cell>
          <table:table-cell table:style-name="Tableau1.B2" office:value-type="float" office:value="1">
            <text:p text:style-name="P24">1</text:p>
          </table:table-cell>
          <table:table-cell table:style-name="Tableau1.A2" office:value-type="string">
            <text:p text:style-name="P24">15 points</text:p>
            <text:p text:style-name="P22">(15jours/homme)</text:p>
          </table:table-cell>
          <table:table-cell table:style-name="Tableau1.D2" office:value-type="string">
            <text:p text:style-name="P22">G: 8</text:p>
            <text:p text:style-name="P22">f: 2000</text:p>
            <text:p text:style-name="P22">nd: 7</text:p>
            <text:p text:style-name="P24">IRP: 112000</text:p>
          </table:table-cell>
        </table:table-row>
        <table:table-row>
          <table:table-cell table:style-name="Tableau1.A2" office:value-type="string">
            <text:p text:style-name="P23"><text:span text:style-name="T4">En tant que client je souhaite pourvoir générer mes application en appuiyant seulement sur le boutton "Générer" </text:span><text:span text:style-name="T5">afin</text:span><text:span text:style-name="T4"> que ça soit simple.</text:span></text:p>
          </table:table-cell>
          <table:table-cell table:style-name="Tableau1.B2" office:value-type="float" office:value="1">
            <text:p text:style-name="P24">1</text:p>
          </table:table-cell>
          <table:table-cell table:style-name="Tableau1.A2" office:value-type="string">
            <text:p text:style-name="P24">10 points</text:p>
            <text:p text:style-name="P22">(10jours/homme)</text:p>
          </table:table-cell>
          <table:table-cell table:style-name="Tableau1.D2" office:value-type="string">
            <text:p text:style-name="P22">G: 8</text:p>
            <text:p text:style-name="P22">f: 250/jour</text:p>
            <text:p text:style-name="P22">nd: 5</text:p>
            <text:p text:style-name="P24">IRP: 10000</text:p>
          </table:table-cell>
        </table:table-row>
        <table:table-row>
          <table:table-cell table:style-name="Tableau1.A2" office:value-type="string">
            <text:p text:style-name="P23"><text:span text:style-name="T4">En tant que client </text:span><text:span text:style-name="T5">je souhaite pouvoir</text:span><text:span text:style-name="T4"> consulter, modifier, suprimer un projet de mon choix dans mon espace de travail sans altérer le fonctionnement des autres projets.</text:span></text:p>
          </table:table-cell>
          <table:table-cell table:style-name="Tableau1.B2" office:value-type="float" office:value="2">
            <text:p text:style-name="P24">2</text:p>
          </table:table-cell>
          <table:table-cell table:style-name="Tableau1.A2" office:value-type="string">
            <text:p text:style-name="P24">4 points</text:p>
            <text:p text:style-name="P22">(4jours/homme)</text:p>
          </table:table-cell>
          <table:table-cell table:style-name="Tableau1.D2" office:value-type="string">
            <text:p text:style-name="P22">G: 4</text:p>
            <text:p text:style-name="P22">f: 50/jour</text:p>
            <text:p text:style-name="P22">nd: 3</text:p>
            <text:p text:style-name="P24">IRP: 600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3M46S</meta:editing-duration>
    <meta:editing-cycles>33</meta:editing-cycles>
    <meta:generator>OpenOffice/4.1.3$Win32 OpenOffice.org_project/413m1$Build-9783</meta:generator>
    <dc:date>2017-07-16T18:46:58.01</dc:date>
    <meta:document-statistic meta:table-count="1" meta:image-count="0" meta:object-count="0" meta:page-count="4" meta:paragraph-count="115" meta:word-count="773" meta:character-count="4494"/>
    <meta:user-defined meta:name="Info 1"/>
    <meta:user-defined meta:name="Info 2"/>
    <meta:user-defined meta:name="Info 3"/>
    <meta:user-defined meta:name="Info 4"/>
  </office:meta>
</office:document-meta>
</file>